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19e53b" officeooo:paragraph-rsid="0019e53b"/>
    </style:style>
    <style:style style:name="P2" style:family="paragraph" style:parent-style-name="Standard" style:list-style-name="L1">
      <style:paragraph-properties fo:line-height="150%"/>
      <style:text-properties officeooo:paragraph-rsid="0019e53b"/>
    </style:style>
    <style:style style:name="P3" style:family="paragraph" style:parent-style-name="Standard" style:list-style-name="L1">
      <style:paragraph-properties fo:line-height="150%"/>
      <style:text-properties officeooo:rsid="001b32df" officeooo:paragraph-rsid="001b32df"/>
    </style:style>
    <style:style style:name="P4" style:family="paragraph" style:parent-style-name="Standard" style:list-style-name="L1">
      <style:paragraph-properties fo:line-height="150%"/>
      <style:text-properties officeooo:rsid="001b33c3" officeooo:paragraph-rsid="001b33c3"/>
    </style:style>
    <style:style style:name="P5" style:family="paragraph" style:parent-style-name="Standard">
      <style:paragraph-properties fo:line-height="150%"/>
      <style:text-properties fo:font-size="18pt" officeooo:rsid="0019e53b" officeooo:paragraph-rsid="0019e53b" style:font-size-asian="18pt" style:font-size-complex="18pt"/>
    </style:style>
    <style:style style:name="P6" style:family="paragraph" style:parent-style-name="Standard">
      <style:paragraph-properties fo:line-height="150%"/>
      <style:text-properties style:font-name="Century Schoolbook L" fo:font-size="18pt" style:text-underline-style="solid" style:text-underline-width="auto" style:text-underline-color="font-color" officeooo:rsid="0019e53b" officeooo:paragraph-rsid="0019e53b" style:font-size-asian="18pt" style:font-size-complex="18pt"/>
    </style:style>
    <style:style style:name="T1" style:family="text">
      <style:text-properties officeooo:rsid="0019e53b"/>
    </style:style>
    <style:style style:name="T2" style:family="text">
      <style:text-properties officeooo:rsid="001b32df"/>
    </style:style>
    <style:style style:name="T3" style:family="text">
      <style:text-properties officeooo:rsid="001b33c3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Technologies Used:</text:p>
      <text:list xml:id="list1380556202555075035" text:style-name="L1">
        <text:list-item>
          <text:p text:style-name="P1">Django Web Frameworks (<text:a xlink:type="simple" xlink:href="https://www.djangoproject.com/" text:style-name="Internet_20_link" text:visited-style-name="Visited_20_Internet_20_Link">https://www.djangoproject.com/</text:a>) <text:span text:style-name="T2">along with Python 3.4</text:span> has been used <text:s/>for the Website hosting, rendering and the main Project code.</text:p>
        </text:list-item>
        <text:list-item>
          <text:p text:style-name="P2"><text:span text:style-name="T1">Mariadb (</text:span><text:a xlink:type="simple" xlink:href="https://mariadb.org/" text:style-name="Internet_20_link" text:visited-style-name="Visited_20_Internet_20_Link"><text:span text:style-name="T1">https://mariadb.org/</text:span></text:a><text:span text:style-name="T1">), </text:span>community-developed fork of the MySQL relational database management system intended to remain free under the GNU GPL, <text:span text:style-name="T1">has been used as the Database backend for the Django-based project and website.</text:span></text:p>
        </text:list-item>
        <text:list-item>
          <text:p text:style-name="P3">MySql backend used to connect the Django Python project <text:span text:style-name="T3">with the Mariadb backend.</text:span></text:p>
        </text:list-item>
        <text:list-item>
          <text:p text:style-name="P4">HTML5 used for creating the website templates, based on which Django renders the website pag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lighter </meta:initial-creator>
    <meta:creation-date>2016-03-07T15:50:08.657638599</meta:creation-date>
    <dc:date>2016-03-07T16:00:26.356780861</dc:date>
    <dc:creator>enlighter </dc:creator>
    <meta:editing-duration>PT10M17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1" meta:paragraph-count="5" meta:word-count="87" meta:character-count="581" meta:non-whitespace-character-count="502"/>
  </office:meta>
</office:document-meta>
</file>